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570000018A717EFC1579AAD224.png" manifest:media-type="image/png"/>
  <manifest:file-entry manifest:full-path="Pictures/10007515000072D3000028B90043B0A3CA2A7CCD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aakar1" svg:font-family="aakar" style:font-pitch="variable"/>
    <style:font-face style:name="aakar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75cm" fo:min-width="4.5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5cm" fo:min-width="0.25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59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552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6.335cm" fo:min-width="0.635cm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04cm" fo:min-width="6.198cm"/>
    </style:style>
    <style:style style:name="gr8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style:font-name="aakar" fo:font-size="24pt" fo:font-weight="normal" style:font-size-asian="18pt" style:font-size-complex="18pt"/>
    </style:style>
    <style:style style:name="P3" style:family="paragraph">
      <loext:graphic-properties draw:fill="solid" draw:fill-color="#ffffff"/>
      <style:paragraph-properties fo:text-align="center" style:writing-mode="lr-tb"/>
      <style:text-properties style:font-name="aakar" fo:font-size="24pt" fo:font-weight="normal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style:font-name="aakar" fo:font-size="24pt" fo:font-weight="normal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aakar1" fo:font-size="16pt" fo:font-weight="normal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style:font-name="aakar1" fo:font-size="16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style:font-name="aakar1" fo:font-size="14pt" fo:font-style="italic" style:font-size-asian="18pt" style:font-style-asian="italic" style:font-size-complex="18pt" style:font-style-complex="italic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aakar1" fo:font-size="16pt" fo:font-style="italic" style:font-size-asian="18pt" style:font-style-asian="italic" style:font-size-complex="18pt" style:font-style-complex="italic"/>
    </style:style>
    <style:style style:name="T1" style:family="text">
      <style:text-properties style:font-name="aakar" fo:font-size="24pt" fo:font-weight="normal" style:font-size-asian="18pt" style:font-size-complex="18pt"/>
    </style:style>
    <style:style style:name="T2" style:family="text">
      <style:text-properties style:font-name="aakar1" fo:font-size="16pt" fo:font-weight="normal" style:font-size-asian="18pt" style:font-size-complex="18pt"/>
    </style:style>
    <style:style style:name="T3" style:family="text">
      <style:text-properties style:font-name="aakar1" fo:font-size="16pt" style:font-size-asian="18pt" style:font-size-complex="18pt"/>
    </style:style>
    <style:style style:name="T4" style:family="text">
      <style:text-properties style:font-name="aakar1" fo:font-size="14pt" fo:font-style="italic" style:font-size-asian="18pt" style:font-style-asian="italic" style:font-size-complex="18pt" style:font-style-complex="italic"/>
    </style:style>
    <style:style style:name="T5" style:family="text">
      <style:text-properties style:font-name="aakar1" fo:font-size="16pt" fo:font-style="normal" style:font-size-asian="18pt" style:font-style-asian="italic" style:font-size-complex="18pt" style:font-style-complex="italic"/>
    </style:style>
    <style:style style:name="T6" style:family="text">
      <style:text-properties style:font-name="aakar1" fo:font-size="16pt" fo:font-style="normal" style:font-size-asian="18pt" style:font-style-asian="normal" style:font-size-complex="18pt" style:font-style-complex="normal"/>
    </style:style>
    <style:style style:name="T7" style:family="text">
      <style:text-properties style:font-name="aakar1" fo:font-size="16pt" fo:font-style="italic" style:font-size-asian="18pt" style:font-style-asian="italic" style:font-size-complex="18pt" style:font-style-complex="italic"/>
    </style:style>
    <style:style style:name="T8" style:family="text">
      <style:text-properties style:font-name="aakar1" fo:font-size="10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1cm" svg:x="-9.2cm" svg:y="14.8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3" draw:layer="layout" svg:width="1.2cm" svg:height="1.2cm" svg:x="1cm" svg:y="0.209cm">
            <text:p text:style-name="P2"><text:span text:style-name="T1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1.2cm" svg:height="1.2cm" svg:x="1.001cm" svg:y="0.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1.099cm" svg:height="1.191cm" svg:x="1.1cm" svg:y="0.309cm">
            <draw:text-box>
              <text:p><text:span text:style-name="T1">A</text:span></text:p>
            </draw:text-box>
          </draw:frame>
        </draw:g>
        <draw:g>
          <draw:custom-shape draw:style-name="gr2" draw:text-style-name="P3" draw:layer="layout" svg:width="1.2cm" svg:height="1.2cm" svg:x="9.6cm" svg:y="0.2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1.052cm" svg:height="1.191cm" svg:x="9.7cm" svg:y="0.309cm">
            <draw:text-box>
              <text:p><text:span text:style-name="T1">B</text:span></text:p>
            </draw:text-box>
          </draw:frame>
        </draw:g>
        <draw:g>
          <draw:frame draw:style-name="gr5" draw:text-style-name="P5" draw:layer="layout" svg:width="19.299cm" svg:height="6.844cm" svg:x="0.801cm" svg:y="1.484cm">
            <draw:image xlink:href="Pictures/10007515000072D3000028B90043B0A3CA2A7CCD.svg" xlink:type="simple" xlink:show="embed" xlink:actuate="onLoad" loext:mime-type="image/svg+xml">
              <text:p/>
            </draw:image>
            <draw:image xlink:href="Pictures/10000201000004570000018A717EFC1579AAD224.png" xlink:type="simple" xlink:show="embed" xlink:actuate="onLoad" loext:mime-type="image/png"/>
          </draw:frame>
          <draw:custom-shape draw:style-name="gr6" draw:text-style-name="P6" draw:layer="layout" svg:width="1.135cm" svg:height="6.585cm" svg:x="1.935cm" svg:y="1.71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6.698cm" svg:height="0.454cm" svg:x="3.184cm" svg:y="7.61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6.698cm" svg:height="0.454cm" svg:x="11.585cm" svg:y="7.61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135cm" svg:height="6.585cm" svg:x="10.677cm" svg:y="1.711cm">
            <text:p/>
            <draw:enhanced-geometry svg:viewBox="0 0 21600 21600" draw:type="rectangle" draw:enhanced-path="M 0 0 L 21600 0 21600 21600 0 21600 0 0 Z N"/>
          </draw:custom-shape>
        </draw:g>
        <draw:frame draw:style-name="gr8" draw:text-style-name="P7" draw:layer="layout" svg:width="1.8cm" svg:height="0.878cm" draw:transform="rotate (0.785398163397448) translate (11.352cm 8.565cm)">
          <draw:text-box>
            <text:p><text:span text:style-name="T2">04/11</text:span></text:p>
          </draw:text-box>
        </draw:frame>
        <draw:frame draw:style-name="gr8" draw:text-style-name="P7" draw:layer="layout" svg:width="1.8cm" svg:height="0.878cm" draw:transform="rotate (0.785398163397448) translate (12.252cm 8.565cm)">
          <draw:text-box>
            <text:p><text:span text:style-name="T2">18/11</text:span></text:p>
          </draw:text-box>
        </draw:frame>
        <draw:frame draw:style-name="gr8" draw:text-style-name="P7" draw:layer="layout" svg:width="1.8cm" svg:height="0.878cm" draw:transform="rotate (0.785398163397448) translate (13.152cm 8.565cm)">
          <draw:text-box>
            <text:p><text:span text:style-name="T2">02/12</text:span></text:p>
          </draw:text-box>
        </draw:frame>
        <draw:frame draw:style-name="gr8" draw:text-style-name="P7" draw:layer="layout" svg:width="1.8cm" svg:height="0.878cm" draw:transform="rotate (0.785398163397448) translate (14.052cm 8.565cm)">
          <draw:text-box>
            <text:p><text:span text:style-name="T2">16/12</text:span></text:p>
          </draw:text-box>
        </draw:frame>
        <draw:frame draw:style-name="gr8" draw:text-style-name="P7" draw:layer="layout" svg:width="1.8cm" svg:height="0.878cm" draw:transform="rotate (0.785398163397448) translate (14.952cm 8.565cm)">
          <draw:text-box>
            <text:p><text:span text:style-name="T2">30/12</text:span></text:p>
          </draw:text-box>
        </draw:frame>
        <draw:frame draw:style-name="gr8" draw:text-style-name="P7" draw:layer="layout" svg:width="1.8cm" svg:height="0.878cm" draw:transform="rotate (0.785398163397448) translate (15.952cm 8.565cm)">
          <draw:text-box>
            <text:p><text:span text:style-name="T2">13/01</text:span></text:p>
          </draw:text-box>
        </draw:frame>
        <draw:frame draw:style-name="gr8" draw:text-style-name="P7" draw:layer="layout" svg:width="1.8cm" svg:height="0.878cm" draw:transform="rotate (0.785398163397448) translate (16.852cm 8.565cm)">
          <draw:text-box>
            <text:p><text:span text:style-name="T2">27/01</text:span></text:p>
          </draw:text-box>
        </draw:frame>
        <draw:frame draw:style-name="gr8" draw:text-style-name="P7" draw:layer="layout" svg:width="1.8cm" svg:height="0.878cm" draw:transform="rotate (0.785398163397448) translate (2.62cm 8.563cm)">
          <draw:text-box>
            <text:p><text:span text:style-name="T2">04/11</text:span></text:p>
          </draw:text-box>
        </draw:frame>
        <draw:frame draw:style-name="gr8" draw:text-style-name="P7" draw:layer="layout" svg:width="1.8cm" svg:height="0.878cm" draw:transform="rotate (0.785398163397448) translate (3.52cm 8.563cm)">
          <draw:text-box>
            <text:p><text:span text:style-name="T2">18/11</text:span></text:p>
          </draw:text-box>
        </draw:frame>
        <draw:frame draw:style-name="gr8" draw:text-style-name="P7" draw:layer="layout" svg:width="1.8cm" svg:height="0.878cm" draw:transform="rotate (0.785398163397448) translate (4.42cm 8.563cm)">
          <draw:text-box>
            <text:p><text:span text:style-name="T2">02/12</text:span></text:p>
          </draw:text-box>
        </draw:frame>
        <draw:frame draw:style-name="gr8" draw:text-style-name="P7" draw:layer="layout" svg:width="1.8cm" svg:height="0.878cm" draw:transform="rotate (0.785398163397448) translate (5.32cm 8.563cm)">
          <draw:text-box>
            <text:p><text:span text:style-name="T2">16/12</text:span></text:p>
          </draw:text-box>
        </draw:frame>
        <draw:frame draw:style-name="gr8" draw:text-style-name="P7" draw:layer="layout" svg:width="1.8cm" svg:height="0.878cm" draw:transform="rotate (0.785398163397448) translate (6.22cm 8.563cm)">
          <draw:text-box>
            <text:p><text:span text:style-name="T2">30/12</text:span></text:p>
          </draw:text-box>
        </draw:frame>
        <draw:frame draw:style-name="gr8" draw:text-style-name="P7" draw:layer="layout" svg:width="1.8cm" svg:height="0.878cm" draw:transform="rotate (0.785398163397448) translate (7.22cm 8.563cm)">
          <draw:text-box>
            <text:p><text:span text:style-name="T2">13/01</text:span></text:p>
          </draw:text-box>
        </draw:frame>
        <draw:frame draw:style-name="gr8" draw:text-style-name="P7" draw:layer="layout" svg:width="1.8cm" svg:height="0.878cm" draw:transform="rotate (0.785398163397448) translate (8.12cm 8.563cm)">
          <draw:text-box>
            <text:p><text:span text:style-name="T2">27/01</text:span></text:p>
          </draw:text-box>
        </draw:frame>
        <draw:frame draw:style-name="gr9" draw:text-style-name="P8" draw:layer="layout" svg:width="4.7cm" svg:height="0.9cm" svg:x="12.8cm" svg:y="9.1cm">
          <draw:text-box>
            <text:p><text:span text:style-name="T3">Date (day/month)</text:span></text:p>
          </draw:text-box>
        </draw:frame>
        <draw:frame draw:style-name="gr9" draw:text-style-name="P8" draw:layer="layout" svg:width="4.7cm" svg:height="0.9cm" svg:x="4cm" svg:y="9.1cm">
          <draw:text-box>
            <text:p><text:span text:style-name="T3">Date (day/month)</text:span></text:p>
          </draw:text-box>
        </draw:frame>
        <draw:g>
          <draw:frame draw:style-name="gr8" draw:text-style-name="P9" draw:layer="layout" svg:width="0.89cm" svg:height="0.878cm" draw:transform="rotate (1.5707963267949) translate (10.25cm 2.44cm)">
            <draw:text-box>
              <text:p><text:span text:style-name="T4">t</text:span></text:p>
            </draw:text-box>
          </draw:frame>
          <draw:frame draw:style-name="gr10" draw:text-style-name="P11" draw:layer="layout" svg:width="6.8cm" svg:height="1.505cm" draw:transform="rotate (1.5707963267949) translate (9.468cm 8.2cm)">
            <draw:text-box>
              <text:p text:style-name="P10"><text:span text:style-name="T5">Time-dependent reproduction number </text:span><text:span text:style-name="T6">(</text:span><text:span text:style-name="T7">R</text:span><text:span text:style-name="T8"> </text:span><text:span text:style-name="T6">)</text:span></text:p>
            </draw:text-box>
          </draw:frame>
        </draw:g>
        <draw:g>
          <draw:frame draw:style-name="gr8" draw:text-style-name="P9" draw:layer="layout" svg:width="0.89cm" svg:height="0.878cm" draw:transform="rotate (1.5707963267949) translate (1.55cm 2.44cm)">
            <draw:text-box>
              <text:p><text:span text:style-name="T4">t</text:span></text:p>
            </draw:text-box>
          </draw:frame>
          <draw:frame draw:style-name="gr10" draw:text-style-name="P11" draw:layer="layout" svg:width="6.8cm" svg:height="1.505cm" draw:transform="rotate (1.5707963267949) translate (0.768cm 8.2cm)">
            <draw:text-box>
              <text:p text:style-name="P10"><text:span text:style-name="T5">Time-dependent reproduction number </text:span><text:span text:style-name="T6">(</text:span><text:span text:style-name="T7">R</text:span><text:span text:style-name="T8"> </text:span><text:span text:style-name="T6">)</text:span></text:p>
            </draw:text-box>
          </draw:frame>
        </draw:g>
        <draw:frame draw:style-name="gr9" draw:text-style-name="P8" draw:layer="layout" svg:width="1.3cm" svg:height="0.9cm" svg:x="2cm" svg:y="7.15cm">
          <draw:text-box>
            <text:p><text:span text:style-name="T3">0.5</text:span></text:p>
          </draw:text-box>
        </draw:frame>
        <draw:frame draw:style-name="gr9" draw:text-style-name="P8" draw:layer="layout" svg:width="1.3cm" svg:height="0.9cm" svg:x="2.39cm" svg:y="5.35cm">
          <draw:text-box>
            <text:p><text:span text:style-name="T3">1</text:span></text:p>
          </draw:text-box>
        </draw:frame>
        <draw:frame draw:style-name="gr9" draw:text-style-name="P8" draw:layer="layout" svg:width="1.3cm" svg:height="0.9cm" svg:x="2cm" svg:y="3.48cm">
          <draw:text-box>
            <text:p><text:span text:style-name="T3">1.5</text:span></text:p>
          </draw:text-box>
        </draw:frame>
        <draw:frame draw:style-name="gr9" draw:text-style-name="P8" draw:layer="layout" svg:width="1.3cm" svg:height="0.9cm" svg:x="2.4cm" svg:y="1.65cm">
          <draw:text-box>
            <text:p><text:span text:style-name="T3">2</text:span></text:p>
          </draw:text-box>
        </draw:frame>
        <draw:frame draw:style-name="gr9" draw:text-style-name="P8" draw:layer="layout" svg:width="1.3cm" svg:height="0.9cm" svg:x="11.11cm" svg:y="1.65cm">
          <draw:text-box>
            <text:p><text:span text:style-name="T3">2</text:span></text:p>
          </draw:text-box>
        </draw:frame>
        <draw:frame draw:style-name="gr9" draw:text-style-name="P8" draw:layer="layout" svg:width="1.3cm" svg:height="0.9cm" svg:x="10.71cm" svg:y="3.48cm">
          <draw:text-box>
            <text:p><text:span text:style-name="T3">1.5</text:span></text:p>
          </draw:text-box>
        </draw:frame>
        <draw:frame draw:style-name="gr9" draw:text-style-name="P8" draw:layer="layout" svg:width="1.3cm" svg:height="0.9cm" svg:x="11.1cm" svg:y="5.33cm">
          <draw:text-box>
            <text:p><text:span text:style-name="T3">1</text:span></text:p>
          </draw:text-box>
        </draw:frame>
        <draw:frame draw:style-name="gr9" draw:text-style-name="P8" draw:layer="layout" svg:width="1.3cm" svg:height="0.9cm" svg:x="10.71cm" svg:y="7.15cm">
          <draw:text-box>
            <text:p><text:span text:style-name="T3">0.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aakar1" svg:font-family="aakar" style:font-pitch="variable"/>
    <style:font-face style:name="aakar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cm" fo:page-height="10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4T12:13:15.245102871</meta:creation-date>
    <dc:date>2024-02-19T13:47:07.698641639</dc:date>
    <meta:editing-duration>PT15H14M43S</meta:editing-duration>
    <meta:editing-cycles>34</meta:editing-cycles>
    <meta:generator>LibreOffice/6.4.7.2$Linux_X86_64 LibreOffice_project/40$Build-2</meta:generator>
    <meta:document-statistic meta:object-count="44"/>
  </office:meta>
</office:document-meta>
</file>